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4000000795EADB387.png" manifest:media-type="image/png"/>
  <manifest:file-entry manifest:full-path="Pictures/1000D84C00006BEB00000C8645374EB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90d44" officeooo:paragraph-rsid="00090d44"/>
    </style:style>
    <style:style style:name="P2" style:family="paragraph" style:parent-style-name="Title">
      <style:paragraph-properties fo:text-align="start" style:justify-single-word="false"/>
      <style:text-properties style:font-name="Source Sans Pro1" fo:font-size="20pt" style:font-size-asian="20pt" style:font-size-complex="20pt"/>
    </style:style>
    <style:style style:name="P3" style:family="paragraph" style:parent-style-name="Standard">
      <style:text-properties officeooo:rsid="000741ed" officeooo:paragraph-rsid="000741ed"/>
    </style:style>
    <style:style style:name="P4" style:family="paragraph" style:parent-style-name="Standard">
      <style:text-properties officeooo:rsid="00167c8b" officeooo:paragraph-rsid="00167c8b"/>
    </style:style>
    <style:style style:name="P5" style:family="paragraph" style:parent-style-name="Text_20_body">
      <style:text-properties officeooo:rsid="001971d9" officeooo:paragraph-rsid="001971d9"/>
    </style:style>
    <style:style style:name="P6" style:family="paragraph" style:parent-style-name="Standard">
      <style:paragraph-properties fo:margin-top="0mm" fo:margin-bottom="1.99mm" style:contextual-spacing="false"/>
      <style:text-properties officeooo:rsid="000c596a" officeooo:paragraph-rsid="001f6e30"/>
    </style:style>
    <style:style style:name="P7" style:family="paragraph" style:parent-style-name="Standard">
      <style:paragraph-properties fo:margin-top="0mm" fo:margin-bottom="1.99mm" style:contextual-spacing="false"/>
      <style:text-properties officeooo:rsid="0018074b" officeooo:paragraph-rsid="001f6e30"/>
    </style:style>
    <style:style style:name="P8" style:family="paragraph" style:parent-style-name="Standard" style:list-style-name="L1">
      <style:text-properties officeooo:rsid="000741ed" officeooo:paragraph-rsid="000741ed"/>
    </style:style>
    <style:style style:name="P9" style:family="paragraph" style:parent-style-name="Standard" style:list-style-name="L1">
      <style:text-properties officeooo:rsid="000741ed" officeooo:paragraph-rsid="000c596a"/>
    </style:style>
    <style:style style:name="P10" style:family="paragraph" style:parent-style-name="Standard" style:list-style-name="L1">
      <style:text-properties officeooo:rsid="000741ed" officeooo:paragraph-rsid="0020b3a2"/>
    </style:style>
    <style:style style:name="P11" style:family="paragraph" style:parent-style-name="Standard" style:list-style-name="L1">
      <style:text-properties officeooo:rsid="000eae54" officeooo:paragraph-rsid="000eae54"/>
    </style:style>
    <style:style style:name="P12" style:family="paragraph" style:parent-style-name="Standard" style:list-style-name="L1">
      <style:text-properties officeooo:rsid="0018074b" officeooo:paragraph-rsid="0018074b"/>
    </style:style>
    <style:style style:name="P13" style:family="paragraph" style:parent-style-name="Standard" style:list-style-name="L1">
      <style:paragraph-properties fo:line-height="100%"/>
      <style:text-properties officeooo:rsid="000ffb1e" officeooo:paragraph-rsid="000ffb1e"/>
    </style:style>
    <style:style style:name="P14" style:family="paragraph" style:parent-style-name="Text_20_body" style:list-style-name="L1">
      <style:paragraph-properties fo:margin-top="0mm" fo:margin-bottom="0mm" style:contextual-spacing="false" fo:line-height="100%"/>
      <style:text-properties officeooo:paragraph-rsid="001971d9"/>
    </style:style>
    <style:style style:name="T1" style:family="text">
      <style:text-properties officeooo:rsid="000b0a16"/>
    </style:style>
    <style:style style:name="T2" style:family="text">
      <style:text-properties officeooo:rsid="000c596a"/>
    </style:style>
    <style:style style:name="T3" style:family="text">
      <style:text-properties officeooo:rsid="000df5f6"/>
    </style:style>
    <style:style style:name="T4" style:family="text">
      <style:text-properties officeooo:rsid="000eae54"/>
    </style:style>
    <style:style style:name="T5" style:family="text">
      <style:text-properties officeooo:rsid="000ffb1e"/>
    </style:style>
    <style:style style:name="T6" style:family="text">
      <style:text-properties officeooo:rsid="0010d734"/>
    </style:style>
    <style:style style:name="T7" style:family="text">
      <style:text-properties officeooo:rsid="00167c8b"/>
    </style:style>
    <style:style style:name="T8" style:family="text">
      <style:text-properties officeooo:rsid="0018074b"/>
    </style:style>
    <style:style style:name="T9" style:family="text">
      <style:text-properties fo:language="en" fo:country="GB"/>
    </style:style>
    <style:style style:name="T10" style:family="text">
      <style:text-properties fo:language="en" fo:country="GB" officeooo:rsid="0018074b"/>
    </style:style>
    <style:style style:name="T11" style:family="text">
      <style:text-properties fo:language="en" fo:country="GB" officeooo:rsid="001971d9"/>
    </style:style>
    <style:style style:name="T12" style:family="text">
      <style:text-properties fo:language="en" fo:country="GB" officeooo:rsid="001f6e30"/>
    </style:style>
    <style:style style:name="T13" style:family="text">
      <style:text-properties fo:font-size="10pt" fo:language="en" fo:country="GB" style:font-size-asian="10pt" style:font-size-complex="10pt"/>
    </style:style>
    <style:style style:name="T14" style:family="text">
      <style:text-properties officeooo:rsid="001db44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0d734" style:font-weight-asian="normal" style:font-weight-complex="normal"/>
    </style:style>
    <style:style style:name="T17" style:family="text">
      <style:text-properties officeooo:rsid="001f6e30"/>
    </style:style>
    <style:style style:name="T18" style:family="text">
      <style:text-properties officeooo:rsid="0020a281"/>
    </style:style>
    <style:style style:name="T19" style:family="text">
      <style:text-properties style:text-underline-style="solid" style:text-underline-width="auto" style:text-underline-color="font-color" officeooo:rsid="0020a281"/>
    </style:style>
    <style:style style:name="T20" style:family="text">
      <style:text-properties style:text-underline-style="solid" style:text-underline-width="auto" style:text-underline-color="font-color" officeooo:rsid="0020b3a2"/>
    </style:style>
    <style:style style:name="T21" style:family="text">
      <style:text-properties officeooo:rsid="0020b3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delines for the use of the abstract template</text:p>
      <text:p text:style-name="P6">The purpose of this template is to <text:span text:style-name="T14">converge</text:span> the book of abstracts <text:span text:style-name="T14">to </text:span>a professional appearance, particularly to aid authors <text:span text:style-name="T14">in</text:span> <text:span text:style-name="T3">trimming</text:span> <text:span text:style-name="T6">down </text:span>(or <text:span text:style-name="T3">expanding</text:span>) the originally submitted abstract to <text:span text:style-name="T3">the available single page space</text:span>. </text:p>
      <text:p text:style-name="P6"><text:span text:style-name="T17">This </text:span>template <text:span text:style-name="T6">covers</text:span> <text:span text:style-name="T15">only the abstract </text:span><text:span text:style-name="T16">body</text:span><text:span text:style-name="T6">, possibly including figure(s) </text:span>and <text:span text:style-name="T6">a concise list of references, but excluding the title, author(s) and affiliation(s). The abstract body is set in a two column layout and the template is constructed in such a way that the available space for text matches the layout in the printed book of abstracts. T</text:span>he <text:span text:style-name="T4">s</text:span>peaker profile, <text:span text:style-name="T6">which is set in an extra (third) column, is not part of this template.</text:span></text:p>
      <text:p text:style-name="P7">Headings and other structuring elements, <text:span text:style-name="T17">such as long bullet lists or long numbered lists, </text:span>as well as text ornamentations should be avoided because thes<text:span text:style-name="T17">e generally </text:span>consume valuable space and impact <text:span text:style-name="T17">a uniform appearance. Remember that the purpose of the printed abstract is not to pass the peer-review process but to provide a concise and specific showcase of the presented work.</text:span></text:p>
      <text:list xml:id="list36265372035098938" text:style-name="L1">
        <text:list-item>
          <text:p text:style-name="P8">Layout: </text:p>
          <text:list>
            <text:list-item>
              <text:p text:style-name="P10"><text:span text:style-name="T20">O</text:span><text:span text:style-name="T19">ne</text:span><text:span text:style-name="T18"> page in </text:span>A5 landscape <text:span text:style-name="T21">format</text:span></text:p>
            </text:list-item>
            <text:list-item>
              <text:p text:style-name="P8"><text:span text:style-name="T17">Text in t</text:span>wo-column<text:span text:style-name="T1"> format</text:span></text:p>
            </text:list-item>
          </text:list>
        </text:list-item>
        <text:list-item>
          <text:p text:style-name="P8">Font: Source Sans Pro (free)</text:p>
        </text:list-item>
        <text:list-item>
          <text:p text:style-name="P8">Font sizes<text:span text:style-name="T7">:</text:span></text:p>
          <text:list>
            <text:list-item>
              <text:p text:style-name="P8">10pt for regular text</text:p>
            </text:list-item>
            <text:list-item>
              <text:p text:style-name="P8"><text:span text:style-name="T2">8.5</text:span>pt for figure captions <text:span text:style-name="T2">(typeset in italics)</text:span></text:p>
            </text:list-item>
            <text:list-item>
              <text:p text:style-name="P9"><text:span text:style-name="T2">8.5</text:span>pt for References section <text:span text:style-name="T2">(typeset in italics)</text:span></text:p>
            </text:list-item>
          </text:list>
        </text:list-item>
        <text:list-item>
          <text:p text:style-name="P8">Language: British English <text:span text:style-name="T17">(preferred)</text:span></text:p>
        </text:list-item>
        <text:list-item>
          <text:p text:style-name="P11">Figures:</text:p>
          <text:list>
            <text:list-item>
              <text:p text:style-name="P11">Photo(s): high resolution bitmaps suitable for print<text:span text:style-name="T17">ing</text:span> at 600 dpi</text:p>
            </text:list-item>
            <text:list-item>
              <text:p text:style-name="P11">Line art, diagrams, etc: vector graphics in eps, pdf or svg file format</text:p>
            </text:list-item>
          </text:list>
        </text:list-item>
        <text:list-item>
          <text:p text:style-name="P12">Bibliography:</text:p>
          <text:list>
            <text:list-item>
              <text:p text:style-name="P13">Use square brackets to enclose reference number [1] <text:span text:style-name="T17">or [1,2] in the text</text:span></text:p>
            </text:list-item>
            <text:list-item>
              <text:p text:style-name="P14"><text:span text:style-name="T8">Formatting of the list of references:<text:line-break/>[1] LastName1 A. B., LastName2 C. D.: PublicationTitle.</text:span> <text:span text:style-name="T9">Journal</text:span><text:span text:style-name="T10">Name</text:span><text:span text:style-name="T9">, </text:span><text:span text:style-name="T10">Vol</text:span><text:span text:style-name="T9">, </text:span><text:span text:style-name="T10">No, </text:span><text:span text:style-name="T11">P</text:span><text:span text:style-name="T10">ageA-</text:span><text:span text:style-name="T11">P</text:span><text:span text:style-name="T10">ageB (</text:span><text:span text:style-name="T11">Year</text:span><text:span text:style-name="T10">)<text:line-break/>[2] LastName1 A. B., LastName2, C. D.: PublicationTitle. </text:span><text:span text:style-name="T11">Book</text:span><text:span text:style-name="T10">Name. </text:span><text:span text:style-name="T11">Publisher</text:span><text:span text:style-name="T10"> (</text:span><text:span text:style-name="T11">Year</text:span><text:span text:style-name="T10">)</text:span></text:p>
            </text:list-item>
            <text:list-item>
              <text:p text:style-name="P14"><text:span text:style-name="T11">The above </text:span><text:span text:style-name="T12">is</text:span><text:span text:style-name="T11"> an abbreviated version of the Springer MathPhys Style</text:span><text:span text:style-name="T11"><text:note text:id="ftn1" text:note-class="footnote"><text:note-citation>1</text:note-citation><text:note-body><text:p text:style-name="P5"><text:a xlink:type="simple" xlink:href="http://www.springer.com/cda/content/document/cda_downloaddocument/Key_Style_Points_MathPhysRef.pdf" text:style-name="Internet_20_link"><text:span text:style-name="T13">http://www.springer.com/cda/content/document/cda_downloaddocument/Key_Style_Points_MathPhysRef.pdf</text:span></text:a></text:p></text:note-body></text:note></text:span><text:span text:style-name="T11">, which was used for the book “Airborne Wind Energy” </text:span><text:span text:style-name="T12">(2013).</text:span></text:p>
            </text:list-item>
          </text:list>
        </text:list-item>
        <text:list-item>
          <text:p text:style-name="P8">Speaker photo <text:span text:style-name="T17">(not part of the template, but required)</text:span></text:p>
          <text:list>
            <text:list-item>
              <text:p text:style-name="P8">Square shape <text:span text:style-name="T17">preferred</text:span></text:p>
            </text:list-item>
            <text:list-item>
              <text:p text:style-name="P8">Minimum resolution: 600 px * 600 px</text:p>
            </text:list-item>
          </text:list>
        </text:list-item>
      </text:list>
      <text:p text:style-name="P3"/>
      <text:p text:style-name="P4"><text:span text:style-name="T17">The t</text:span>ext columns and font sizes in the <text:span text:style-name="T17">printed book</text:span> will be smaller <text:span text:style-name="T17">for</text:span> layout<text:span text:style-name="T17"> reasons</text:span>. <text:span text:style-name="T5">Using the design of the AWEC 2013 book of abstracts as a starting point, we have developed a Latex environment in which layout and content is entirely separated. This Latex environment will be available to future AWE conference organisers to efficiently produce a high-quality book of abstracts from the submitted mater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Ubuntu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Source Sans Pro" fo:font-family="'Source Sans Pro'" style:font-style-name="Regular" style:font-family-generic="swiss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margin-top="8.01mm" fo:margin-bottom="2.12mm" style:contextual-spacing="false" fo:text-align="start" style:justify-single-word="false"/>
      <style:text-properties style:font-name="Source Sans Pro2" fo:font-family="'Source Sans Pro'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090d44" officeooo:paragraph-rsid="00090d4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mm" svg:y="-8.2mm" svg:width="170mm" svg:height="19.72mm" draw:z-index="0"><draw:image xlink:href="Pictures/1000D84C00006BEB00000C8645374EB0.svg" xlink:type="simple" xlink:show="embed" xlink:actuate="onLoad"/><draw:image xlink:href="Pictures/1000020100000414000000795EADB38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mehl</meta:initial-creator>
    <meta:creation-date>2015-05-19T07:02:36.152116314</meta:creation-date>
    <dc:date>2015-05-29T11:56:56.451236711</dc:date>
    <dc:creator>Roland Schmehl</dc:creator>
    <meta:editing-duration>PT2H26M41S</meta:editing-duration>
    <meta:editing-cycles>19</meta:editing-cycles>
    <meta:generator>LibreOffice/4.2.8.2$Linux_X86_64 LibreOffice_project/420$Build-2</meta:generator>
    <meta:document-statistic meta:table-count="0" meta:image-count="1" meta:object-count="0" meta:page-count="1" meta:paragraph-count="25" meta:word-count="412" meta:character-count="2556" meta:non-whitespace-character-count="2186"/>
  </office:meta>
</office:document-meta>
</file>